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Source Code Pro" svg:font-family="'Source Code Pro', Consolas, 'Ubuntu Mono', Menlo, 'DejaVu Sans Mono', 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031" officeooo:paragraph-rsid="001f8031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Heading_20_1">
      <style:text-properties officeooo:rsid="001f8031" officeooo:paragraph-rsid="001f8031"/>
    </style:style>
    <style:style style:name="T1" style:family="text">
      <style:text-properties fo:font-variant="normal" fo:text-transform="none" fo:color="#333333" style:text-line-through-style="none" style:text-line-through-type="none" style:font-name="Open Sans" fo:letter-spacing="normal" fo:font-style="normal" style:text-underline-style="none" style:text-blinking="false"/>
    </style:style>
    <style:style style:name="T2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Source Code Pro" fo:font-size="12pt" fo:letter-spacing="normal" fo:font-style="normal" fo:font-weight="normal" fo:background-color="#f1f1f1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NC ASSIGNMENT</text:p>
      <text:p text:style-name="P1"/>
      <text:h text:style-name="P4" text:outline-level="1"><text:bookmark text:name="why-async"/><text:a xlink:type="simple" xlink:href="https://rust-lang.github.io/async-book/01_getting_started/02_why_async.html#why-async" text:style-name="Internet_20_link" text:visited-style-name="Visited_20_Internet_20_Link"><text:span text:style-name="T1">Why Async?</text:span></text:a></text:h>
      <text:p text:style-name="P2">We all love how Rust allows us to write fast, safe software. But why write asynchronous code?</text:p>
      <text:p text:style-name="P2">Asynchronous code allows us to run multiple tasks concurrently on the same OS thread. In a typical threaded application, if you wanted to download two different webpages at the same time, you would spread the work across two different threads</text:p>
      <text:h text:style-name="P4" text:outline-level="1"><text:bookmark text:name="the-state-of-asynchronous-rust"/><text:a xlink:type="simple" xlink:href="https://rust-lang.github.io/async-book/01_getting_started/03_state_of_async_rust.html#the-state-of-asynchronous-rust" text:style-name="Internet_20_link" text:visited-style-name="Visited_20_Internet_20_Link"><text:span text:style-name="T1">The State of Asynchronous Rust</text:span></text:a></text:h>
      <text:p text:style-name="P3"><text:span text:style-name="T2">The asynchronous Rust ecosystem has undergone a lot of evolution over time, so it can be hard to know what tools to use, what libraries to invest in, or what documentation to read. However, the </text:span><text:span text:style-name="Source_20_Text"><text:span text:style-name="T3">Future</text:span></text:span><text:span text:style-name="T2"> trait inside the standard library and the </text:span><text:span text:style-name="Source_20_Text"><text:span text:style-name="T3">async</text:span></text:span><text:span text:style-name="T2">/</text:span><text:span text:style-name="Source_20_Text"><text:span text:style-name="T3">await</text:span></text:span><text:span text:style-name="T2"> language feature has recently been stabilized. 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Source Code Pro" svg:font-family="'Source Code Pro', Consolas, 'Ubuntu Mono', Menlo, 'DejaVu Sans Mono', 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5:09:18.772831718</meta:creation-date>
    <dc:date>2020-04-24T16:01:06.177722660</dc:date>
    <meta:editing-duration>PT51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16" meta:character-count="693" meta:non-whitespace-character-count="582"/>
  </office:meta>
</office:document-meta>
</file>